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086cm" fo:min-width="2.016cm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3.564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4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37cm"/>
    </style:style>
    <style:style style:name="gr10" style:family="graphic" style:parent-style-name="standard">
      <style:graphic-properties draw:stroke="none" draw:fill="none" fo:min-height="0.70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color="#ff0000" fo:font-size="18pt" style:font-size-asian="18pt" style:font-size-complex="18pt"/>
    </style:style>
    <style:style style:name="P5" style:family="paragraph">
      <loext:graphic-properties draw:fill="none" draw:fill-color="#ffffff"/>
      <style:text-properties fo:color="#ff0000" fo:font-size="18pt" style:font-size-asian="18pt" style:font-size-complex="18pt"/>
    </style:style>
    <style:style style:name="P6" style:family="paragraph">
      <style:text-properties fo:color="#00a800"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00a800" fo:font-weight="bold" style:font-weight-asian="bold" style:font-weight-complex="bold"/>
    </style:style>
    <style:style style:name="P8" style:family="paragraph">
      <loext:graphic-properties draw:fill="none"/>
      <style:text-properties fo:color="#00a800" fo:font-weight="bold" style:font-weight-asian="bold" style:font-weight-complex="bold"/>
    </style:style>
    <style:style style:name="P9" style:family="paragraph">
      <loext:graphic-properties draw:fill="none"/>
      <style:text-properties fo:color="#ff0000" fo:font-size="18pt" style:font-size-asian="18pt" style:font-size-complex="18pt"/>
    </style:style>
    <style:style style:name="T1" style:family="text">
      <style:text-properties fo:color="#ff0000" fo:font-size="18pt" style:font-size-asian="18pt" style:font-size-complex="18pt"/>
    </style:style>
    <style:style style:name="T2" style:family="text">
      <style:text-properties fo:color="#00a8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3.556cm" svg:height="3.302cm" svg:x="5.842cm" svg:y="7.112cm">
          <text:p text:style-name="P1">Facebo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556cm" svg:height="3.302cm" svg:x="13.208cm" svg:y="7.112cm">
          <text:p text:style-name="P1">Stu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556cm" svg:height="3.302cm" svg:x="20.066cm" svg:y="7.112cm">
          <text:p text:style-name="P1">Hospo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4.064cm" svg:height="2.54cm" svg:x="12.7cm" svg:y="15.494cm">
          <text:p text:style-name="P1">Sleep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.62cm" svg:y1="7.112cm" svg:x2="5.842cm" svg:y2="8.763cm" draw:start-shape="id1" draw:start-glue-point="4" draw:end-shape="id1" draw:end-glue-point="6" svg:d="M7620 7112v-501h-2279v2152h501" svg:viewBox="0 0 2280 2153">
          <text:p/>
        </draw:connector>
        <draw:connector draw:style-name="gr3" draw:text-style-name="P1" draw:layer="layout" svg:x1="20.066cm" svg:y1="8.763cm" svg:x2="16.764cm" svg:y2="8.763cm" draw:start-shape="id2" draw:start-glue-point="6" draw:end-shape="id3" svg:d="M20066 8763h-3302" svg:viewBox="0 0 3303 1">
          <text:p/>
        </draw:connector>
        <draw:custom-shape draw:style-name="gr1" draw:text-style-name="P1" xml:id="id4" draw:id="id4" draw:layer="layout" svg:width="3.556cm" svg:height="3.302cm" svg:x="12.954cm" svg:y="1.524cm">
          <text:p text:style-name="P1">Wake 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78cm" svg:y1="7.595cm" svg:x2="13.474cm" svg:y2="4.343cm" draw:start-shape="id1" draw:start-glue-point="11" draw:end-shape="id4" draw:end-glue-point="7" svg:d="M8878 7595v-1625h4596v-1627" svg:viewBox="0 0 4597 3253">
          <text:p/>
        </draw:connector>
        <draw:connector draw:style-name="gr3" draw:text-style-name="P1" draw:layer="layout" svg:x1="13.208cm" svg:y1="8.763cm" svg:x2="9.398cm" svg:y2="8.763cm" draw:start-shape="id3" draw:start-glue-point="6" draw:end-shape="id1" draw:end-glue-point="10" svg:d="M13208 8763h-3810" svg:viewBox="0 0 3811 1">
          <text:p/>
        </draw:connector>
        <draw:connector draw:style-name="gr3" draw:text-style-name="P1" draw:layer="layout" svg:x1="20.586cm" svg:y1="9.931cm" svg:x2="7.62cm" svg:y2="10.414cm" draw:start-shape="id2" draw:start-glue-point="7" draw:end-shape="id1" svg:d="M20586 9931v985h-12966v-502" svg:viewBox="0 0 12967 986">
          <text:p/>
        </draw:connector>
        <draw:connector draw:style-name="gr3" draw:text-style-name="P1" draw:layer="layout" svg:x1="14.986cm" svg:y1="7.112cm" svg:x2="14.732cm" svg:y2="4.826cm" draw:start-shape="id3" draw:start-glue-point="4" draw:end-shape="id4" draw:end-glue-point="8" svg:d="M14986 7112v-1142h-254v-1144" svg:viewBox="0 0 255 2287">
          <text:p/>
        </draw:connector>
        <draw:connector draw:style-name="gr3" draw:text-style-name="P1" draw:layer="layout" svg:x1="14.732cm" svg:y1="15.494cm" svg:x2="14.986cm" svg:y2="10.414cm" draw:start-shape="id5" draw:start-glue-point="0" draw:end-shape="id3" draw:end-glue-point="8" svg:d="M14732 15494v-2539h254v-2541" svg:viewBox="0 0 255 5081">
          <text:p/>
        </draw:connector>
        <draw:connector draw:style-name="gr3" draw:text-style-name="P1" draw:layer="layout" svg:x1="16.764cm" svg:y1="16.764cm" svg:x2="23.622cm" svg:y2="8.763cm" draw:start-shape="id5" draw:start-glue-point="1" draw:end-shape="id2" draw:end-glue-point="10" svg:d="M16764 16764h7360v-8001h-502" svg:viewBox="0 0 7361 8002">
          <text:p/>
        </draw:connector>
        <draw:frame draw:style-name="gr4" draw:text-style-name="P2" draw:layer="layout" svg:width="1.778cm" svg:height="0.954cm" svg:x="4.826cm" svg:y="5.334cm">
          <draw:text-box>
            <text:p>0.7</text:p>
          </draw:text-box>
        </draw:frame>
        <draw:frame draw:style-name="gr4" draw:text-style-name="P2" draw:layer="layout" svg:width="1.778cm" svg:height="0.954cm" svg:x="9.398cm" svg:y="8.977cm">
          <draw:text-box>
            <text:p>0.1</text:p>
          </draw:text-box>
        </draw:frame>
        <draw:frame draw:style-name="gr4" draw:text-style-name="P2" draw:layer="layout" svg:width="1.778cm" svg:height="0.954cm" svg:x="11.684cm" svg:y="4.343cm">
          <draw:text-box>
            <text:p>0.6</text:p>
          </draw:text-box>
        </draw:frame>
        <draw:frame draw:style-name="gr4" draw:text-style-name="P2" draw:layer="layout" svg:width="1.778cm" svg:height="0.954cm" svg:x="14.986cm" svg:y="4.826cm">
          <draw:text-box>
            <text:p>0.4</text:p>
          </draw:text-box>
        </draw:frame>
        <draw:frame draw:style-name="gr4" draw:text-style-name="P2" draw:layer="layout" svg:width="1.778cm" svg:height="0.954cm" svg:x="7.62cm" svg:y="11.43cm">
          <draw:text-box>
            <text:p>0.2</text:p>
          </draw:text-box>
        </draw:frame>
        <draw:connector draw:style-name="gr3" draw:text-style-name="P1" draw:layer="layout" svg:x1="20.586cm" svg:y1="7.595cm" svg:x2="23.102cm" svg:y2="7.595cm" draw:start-shape="id2" draw:start-glue-point="5" draw:end-shape="id2" draw:end-glue-point="11" svg:d="M20586 7595v-984h2516v984" svg:viewBox="0 0 2517 985">
          <text:p/>
        </draw:connector>
        <draw:frame draw:style-name="gr4" draw:text-style-name="P2" draw:layer="layout" svg:width="1.778cm" svg:height="0.954cm" svg:x="24.638cm" svg:y="8.952cm">
          <draw:text-box>
            <text:p>0.7</text:p>
          </draw:text-box>
        </draw:frame>
        <draw:frame draw:style-name="gr4" draw:text-style-name="P2" draw:layer="layout" svg:width="1.778cm" svg:height="0.954cm" svg:x="14.986cm" svg:y="11.176cm">
          <draw:text-box>
            <text:p>0.4</text:p>
          </draw:text-box>
        </draw:frame>
        <draw:frame draw:style-name="gr4" draw:text-style-name="P2" draw:layer="layout" svg:width="1.778cm" svg:height="0.954cm" svg:x="17.018cm" svg:y="7.62cm">
          <draw:text-box>
            <text:p>0.6</text:p>
          </draw:text-box>
        </draw:frame>
        <draw:frame draw:style-name="gr4" draw:text-style-name="P2" draw:layer="layout" svg:width="1.778cm" svg:height="0.954cm" svg:x="21.336cm" svg:y="5.396cm">
          <draw:text-box>
            <text:p>0.3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xml:id="id6" draw:id="id6" draw:layer="layout" svg:width="3.556cm" svg:height="3.302cm" svg:x="5.842cm" svg:y="7.112cm">
          <text:p text:style-name="P1">Facebo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3.556cm" svg:height="3.302cm" svg:x="13.474cm" svg:y="7.112cm">
          <text:p text:style-name="P1">Stu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3.556cm" svg:height="3.302cm" svg:x="20.066cm" svg:y="7.112cm">
          <text:p text:style-name="P1">Hospo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4.064cm" svg:height="2.54cm" svg:x="12.7cm" svg:y="15.494cm">
          <text:p text:style-name="P1">Sleep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.62cm" svg:y1="7.112cm" svg:x2="5.842cm" svg:y2="8.763cm" draw:start-shape="id6" draw:start-glue-point="4" draw:end-shape="id6" draw:end-glue-point="6" svg:d="M7620 7112v-501h-2279v2152h501" svg:viewBox="0 0 2280 2153">
          <text:p/>
        </draw:connector>
        <draw:connector draw:style-name="gr3" draw:text-style-name="P1" draw:layer="layout" svg:x1="20.066cm" svg:y1="8.763cm" svg:x2="17.03cm" svg:y2="8.763cm" draw:start-shape="id7" draw:start-glue-point="6" draw:end-shape="id8" svg:d="M20066 8763h-3036" svg:viewBox="0 0 3037 1">
          <text:p/>
        </draw:connector>
        <draw:custom-shape draw:style-name="gr1" draw:text-style-name="P1" xml:id="id9" draw:id="id9" draw:layer="layout" svg:width="3.556cm" svg:height="3.302cm" svg:x="12.954cm" svg:y="1.524cm">
          <text:p text:style-name="P1">Wake 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78cm" svg:y1="7.595cm" svg:x2="13.474cm" svg:y2="4.343cm" draw:start-shape="id6" draw:start-glue-point="11" draw:end-shape="id9" draw:end-glue-point="7" svg:d="M8878 7595v-1625h4596v-1627" svg:viewBox="0 0 4597 3253">
          <text:p/>
        </draw:connector>
        <draw:connector draw:style-name="gr3" draw:text-style-name="P1" draw:layer="layout" svg:x1="13.474cm" svg:y1="8.763cm" svg:x2="9.398cm" svg:y2="8.763cm" draw:start-shape="id8" draw:start-glue-point="6" draw:end-shape="id6" draw:end-glue-point="10" svg:d="M13474 8763h-4076" svg:viewBox="0 0 4077 1">
          <text:p/>
        </draw:connector>
        <draw:connector draw:style-name="gr3" draw:text-style-name="P1" draw:layer="layout" svg:x1="20.586cm" svg:y1="9.931cm" svg:x2="7.62cm" svg:y2="10.414cm" draw:start-shape="id7" draw:start-glue-point="7" draw:end-shape="id6" svg:d="M20586 9931v985h-12966v-502" svg:viewBox="0 0 12967 986">
          <text:p/>
        </draw:connector>
        <draw:connector draw:style-name="gr3" draw:text-style-name="P1" draw:layer="layout" svg:x1="15.252cm" svg:y1="7.112cm" svg:x2="14.732cm" svg:y2="4.826cm" draw:start-shape="id8" draw:start-glue-point="4" draw:end-shape="id9" draw:end-glue-point="8" svg:d="M15252 7112v-1142h-520v-1144" svg:viewBox="0 0 521 2287">
          <text:p/>
        </draw:connector>
        <draw:connector draw:style-name="gr3" draw:text-style-name="P1" draw:layer="layout" svg:x1="14.732cm" svg:y1="15.494cm" svg:x2="15.252cm" svg:y2="10.414cm" draw:start-shape="id10" draw:start-glue-point="0" draw:end-shape="id8" draw:end-glue-point="8" svg:d="M14732 15494v-2539h520v-2541" svg:viewBox="0 0 521 5081">
          <text:p/>
        </draw:connector>
        <draw:connector draw:style-name="gr3" draw:text-style-name="P1" draw:layer="layout" svg:x1="16.764cm" svg:y1="16.764cm" svg:x2="23.622cm" svg:y2="8.763cm" draw:start-shape="id10" draw:start-glue-point="1" draw:end-shape="id7" draw:end-glue-point="10" svg:d="M16764 16764h7360v-8001h-502" svg:viewBox="0 0 7361 8002">
          <text:p/>
        </draw:connector>
        <draw:frame draw:style-name="gr4" draw:text-style-name="P2" draw:layer="layout" svg:width="1.778cm" svg:height="0.954cm" svg:x="4.826cm" svg:y="5.334cm">
          <draw:text-box>
            <text:p>0.7</text:p>
          </draw:text-box>
        </draw:frame>
        <draw:frame draw:style-name="gr4" draw:text-style-name="P2" draw:layer="layout" svg:width="1.778cm" svg:height="0.954cm" svg:x="9.398cm" svg:y="8.977cm">
          <draw:text-box>
            <text:p>0.1</text:p>
          </draw:text-box>
        </draw:frame>
        <draw:frame draw:style-name="gr4" draw:text-style-name="P2" draw:layer="layout" svg:width="1.778cm" svg:height="0.954cm" svg:x="11.684cm" svg:y="4.343cm">
          <draw:text-box>
            <text:p>0.6</text:p>
          </draw:text-box>
        </draw:frame>
        <draw:frame draw:style-name="gr4" draw:text-style-name="P2" draw:layer="layout" svg:width="1.778cm" svg:height="0.954cm" svg:x="14.986cm" svg:y="4.826cm">
          <draw:text-box>
            <text:p>0.4</text:p>
          </draw:text-box>
        </draw:frame>
        <draw:frame draw:style-name="gr4" draw:text-style-name="P2" draw:layer="layout" svg:width="1.778cm" svg:height="0.954cm" svg:x="7.62cm" svg:y="11.43cm">
          <draw:text-box>
            <text:p>0.2</text:p>
          </draw:text-box>
        </draw:frame>
        <draw:connector draw:style-name="gr3" draw:text-style-name="P1" draw:layer="layout" svg:x1="20.586cm" svg:y1="7.595cm" svg:x2="23.102cm" svg:y2="7.595cm" draw:start-shape="id7" draw:start-glue-point="5" draw:end-shape="id7" draw:end-glue-point="11" svg:d="M20586 7595v-984h2516v984" svg:viewBox="0 0 2517 985">
          <text:p/>
        </draw:connector>
        <draw:frame draw:style-name="gr4" draw:text-style-name="P2" draw:layer="layout" svg:width="1.778cm" svg:height="0.954cm" svg:x="24.638cm" svg:y="8.952cm">
          <draw:text-box>
            <text:p>0.7</text:p>
          </draw:text-box>
        </draw:frame>
        <draw:frame draw:style-name="gr4" draw:text-style-name="P2" draw:layer="layout" svg:width="1.778cm" svg:height="0.954cm" svg:x="14.986cm" svg:y="11.176cm">
          <draw:text-box>
            <text:p>0.4</text:p>
          </draw:text-box>
        </draw:frame>
        <draw:frame draw:style-name="gr4" draw:text-style-name="P2" draw:layer="layout" svg:width="1.778cm" svg:height="0.954cm" svg:x="17.018cm" svg:y="7.62cm">
          <draw:text-box>
            <text:p>0.6</text:p>
          </draw:text-box>
        </draw:frame>
        <draw:frame draw:style-name="gr4" draw:text-style-name="P2" draw:layer="layout" svg:width="1.778cm" svg:height="0.954cm" svg:x="21.336cm" svg:y="5.396cm">
          <draw:text-box>
            <text:p>0.3</text:p>
          </draw:text-box>
        </draw:frame>
        <draw:frame draw:style-name="gr6" draw:text-style-name="P5" draw:layer="layout" svg:width="1.524cm" svg:height="0.954cm" svg:x="14.224cm" svg:y="9.271cm">
          <draw:text-box>
            <text:p text:style-name="P4"><text:span text:style-name="T1">5</text:span></text:p>
          </draw:text-box>
        </draw:frame>
        <draw:frame draw:style-name="gr4" draw:text-style-name="P5" draw:layer="layout" svg:width="1.016cm" svg:height="0.954cm" svg:x="14.224cm" svg:y="3.618cm">
          <draw:text-box>
            <text:p text:style-name="P4"><text:span text:style-name="T1">1</text:span></text:p>
          </draw:text-box>
        </draw:frame>
        <draw:frame draw:style-name="gr7" draw:text-style-name="P5" draw:layer="layout" svg:width="1.524cm" svg:height="1.397cm" svg:x="6.858cm" svg:y="9.144cm">
          <draw:text-box>
            <text:p text:style-name="P4"><text:span text:style-name="T1">-5</text:span></text:p>
          </draw:text-box>
        </draw:frame>
        <draw:frame draw:style-name="gr6" draw:text-style-name="P5" draw:layer="layout" svg:width="1.524cm" svg:height="0.954cm" svg:x="14.224cm" svg:y="9.271cm">
          <draw:text-box>
            <text:p text:style-name="P4"><text:span text:style-name="T1">5</text:span></text:p>
          </draw:text-box>
        </draw:frame>
        <draw:frame draw:style-name="gr6" draw:text-style-name="P5" draw:layer="layout" svg:width="1.524cm" svg:height="0.954cm" svg:x="20.828cm" svg:y="9.398cm">
          <draw:text-box>
            <text:p text:style-name="P4"><text:span text:style-name="T1">10</text:span></text:p>
          </draw:text-box>
        </draw:frame>
        <draw:frame draw:style-name="gr6" draw:text-style-name="P5" draw:layer="layout" svg:width="1.524cm" svg:height="0.954cm" svg:x="13.97cm" svg:y="17.08cm">
          <draw:text-box>
            <text:p text:style-name="P4"><text:span text:style-name="T1">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xml:id="id11" draw:id="id11" draw:layer="layout" svg:width="3.556cm" svg:height="3.302cm" svg:x="5.842cm" svg:y="7.112cm">
          <text:p text:style-name="P1">Facebo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3.556cm" svg:height="3.302cm" svg:x="13.474cm" svg:y="7.112cm">
          <text:p text:style-name="P1">Stu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3.556cm" svg:height="3.302cm" svg:x="20.066cm" svg:y="7.112cm">
          <text:p text:style-name="P1">Hospo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" draw:id="id15" draw:layer="layout" svg:width="4.064cm" svg:height="2.54cm" svg:x="12.7cm" svg:y="15.494cm">
          <text:p text:style-name="P1">Sleep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.62cm" svg:y1="7.112cm" svg:x2="5.842cm" svg:y2="8.763cm" draw:start-shape="id11" draw:start-glue-point="4" draw:end-shape="id11" draw:end-glue-point="6" svg:d="M7620 7112v-501h-2279v2152h501" svg:viewBox="0 0 2280 2153">
          <text:p/>
        </draw:connector>
        <draw:connector draw:style-name="gr3" draw:text-style-name="P1" draw:layer="layout" svg:x1="20.066cm" svg:y1="8.763cm" svg:x2="17.03cm" svg:y2="8.763cm" draw:start-shape="id12" draw:start-glue-point="6" draw:end-shape="id13" svg:d="M20066 8763h-3036" svg:viewBox="0 0 3037 1">
          <text:p/>
        </draw:connector>
        <draw:custom-shape draw:style-name="gr1" draw:text-style-name="P1" xml:id="id14" draw:id="id14" draw:layer="layout" svg:width="3.556cm" svg:height="3.302cm" svg:x="12.954cm" svg:y="1.524cm">
          <text:p text:style-name="P1">Wake 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78cm" svg:y1="7.595cm" svg:x2="13.474cm" svg:y2="4.343cm" draw:start-shape="id11" draw:start-glue-point="11" draw:end-shape="id14" draw:end-glue-point="7" svg:d="M8878 7595v-1625h4596v-1627" svg:viewBox="0 0 4597 3253">
          <text:p/>
        </draw:connector>
        <draw:connector draw:style-name="gr3" draw:text-style-name="P1" draw:layer="layout" svg:x1="13.474cm" svg:y1="8.763cm" svg:x2="9.398cm" svg:y2="8.763cm" draw:start-shape="id13" draw:start-glue-point="6" draw:end-shape="id11" draw:end-glue-point="10" svg:d="M13474 8763h-4076" svg:viewBox="0 0 4077 1">
          <text:p/>
        </draw:connector>
        <draw:connector draw:style-name="gr3" draw:text-style-name="P1" draw:layer="layout" svg:x1="20.586cm" svg:y1="9.931cm" svg:x2="7.62cm" svg:y2="10.414cm" draw:start-shape="id12" draw:start-glue-point="7" draw:end-shape="id11" svg:d="M20586 9931v985h-12966v-502" svg:viewBox="0 0 12967 986">
          <text:p/>
        </draw:connector>
        <draw:connector draw:style-name="gr3" draw:text-style-name="P1" draw:layer="layout" svg:x1="15.252cm" svg:y1="7.112cm" svg:x2="14.732cm" svg:y2="4.826cm" draw:start-shape="id13" draw:start-glue-point="4" draw:end-shape="id14" draw:end-glue-point="8" svg:d="M15252 7112v-1142h-520v-1144" svg:viewBox="0 0 521 2287">
          <text:p/>
        </draw:connector>
        <draw:connector draw:style-name="gr3" draw:text-style-name="P1" draw:layer="layout" svg:x1="14.732cm" svg:y1="15.494cm" svg:x2="15.252cm" svg:y2="10.414cm" draw:start-shape="id15" draw:start-glue-point="0" draw:end-shape="id13" draw:end-glue-point="8" svg:d="M14732 15494v-2539h520v-2541" svg:viewBox="0 0 521 5081">
          <text:p/>
        </draw:connector>
        <draw:connector draw:style-name="gr3" draw:text-style-name="P1" draw:layer="layout" svg:x1="16.764cm" svg:y1="16.764cm" svg:x2="23.622cm" svg:y2="8.763cm" draw:start-shape="id15" draw:start-glue-point="1" draw:end-shape="id12" draw:end-glue-point="10" svg:d="M16764 16764h7360v-8001h-502" svg:viewBox="0 0 7361 8002">
          <text:p/>
        </draw:connector>
        <draw:connector draw:style-name="gr3" draw:text-style-name="P1" draw:layer="layout" svg:x1="20.586cm" svg:y1="7.595cm" svg:x2="23.102cm" svg:y2="7.595cm" draw:start-shape="id12" draw:start-glue-point="5" draw:end-shape="id12" draw:end-glue-point="11" svg:d="M20586 7595v-984h2516v984" svg:viewBox="0 0 2517 985">
          <text:p/>
        </draw:connector>
        <draw:frame draw:style-name="gr4" draw:text-style-name="P7" draw:layer="layout" svg:width="1.778cm" svg:height="0.954cm" svg:x="14.478cm" svg:y="7.428cm">
          <draw:text-box>
            <text:p text:style-name="P6"><text:span text:style-name="T2">5</text:span></text:p>
          </draw:text-box>
        </draw:frame>
        <draw:frame draw:style-name="gr8" draw:text-style-name="P5" draw:layer="layout" svg:width="2.032cm" svg:height="1.016cm" svg:x="14.478cm" svg:y="9.144cm">
          <draw:text-box>
            <text:p text:style-name="P4"><text:span text:style-name="T1">C,Q</text:span></text:p>
          </draw:text-box>
        </draw:frame>
        <draw:frame draw:style-name="gr9" draw:text-style-name="P5" draw:layer="layout" svg:width="1.778cm" svg:height="0.954cm" svg:x="6.858cm" svg:y="9.144cm">
          <draw:text-box>
            <text:p text:style-name="P4"><text:span text:style-name="T1">C,Q</text:span></text:p>
          </draw:text-box>
        </draw:frame>
        <draw:frame draw:style-name="gr4" draw:text-style-name="P7" draw:layer="layout" svg:width="1.778cm" svg:height="0.954cm" svg:x="21.082cm" svg:y="7.595cm">
          <draw:text-box>
            <text:p text:style-name="P6"><text:span text:style-name="T2">10</text:span></text:p>
          </draw:text-box>
        </draw:frame>
        <draw:frame draw:style-name="gr4" draw:text-style-name="P7" draw:layer="layout" svg:width="1.778cm" svg:height="0.954cm" svg:x="14.478cm" svg:y="7.428cm">
          <draw:text-box>
            <text:p text:style-name="P6"><text:span text:style-name="T2">5</text:span></text:p>
          </draw:text-box>
        </draw:frame>
        <draw:frame draw:style-name="gr10" draw:text-style-name="P8" draw:layer="layout" svg:width="1.205cm" svg:height="0.955cm" svg:x="6.923cm" svg:y="7.427cm">
          <draw:text-box>
            <text:p text:style-name="P6"><text:span text:style-name="T2">-5</text:span></text:p>
          </draw:text-box>
        </draw:frame>
        <draw:frame draw:style-name="gr10" draw:text-style-name="P8" draw:layer="layout" svg:width="1.205cm" svg:height="0.955cm" svg:x="14.224cm" svg:y="15.748cm">
          <draw:text-box>
            <text:p text:style-name="P6"><text:span text:style-name="T2">0</text:span></text:p>
          </draw:text-box>
        </draw:frame>
        <draw:frame draw:style-name="gr10" draw:text-style-name="P8" draw:layer="layout" svg:width="1.205cm" svg:height="0.955cm" svg:x="14.224cm" svg:y="1.839cm">
          <draw:text-box>
            <text:p text:style-name="P6"><text:span text:style-name="T2">1</text:span></text:p>
          </draw:text-box>
        </draw:frame>
        <draw:frame draw:style-name="gr10" draw:text-style-name="P9" draw:layer="layout" svg:width="1.632cm" svg:height="0.955cm" svg:x="20.974cm" svg:y="9.205cm">
          <draw:text-box>
            <text:p text:style-name="P4"><text:span text:style-name="T1">C,Q</text:span></text:p>
          </draw:text-box>
        </draw:frame>
        <draw:frame draw:style-name="gr10" draw:text-style-name="P9" draw:layer="layout" svg:width="2.54cm" svg:height="0.955cm" svg:x="13.474cm" svg:y="3.556cm">
          <draw:text-box>
            <text:p text:style-name="P4"><text:span text:style-name="T1">P, N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="Arrow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6T10:35:33.017496805</meta:creation-date>
    <dc:date>2017-03-26T14:18:44.675338842</dc:date>
    <meta:editing-duration>PT2H39M2S</meta:editing-duration>
    <meta:editing-cycles>3</meta:editing-cycles>
    <meta:generator>LibreOffice/5.3.0.3$Linux_X86_64 LibreOffice_project/7074905676c47b82bbcfbea1aeefc84afe1c50e1</meta:generator>
    <meta:document-statistic meta:object-count="103"/>
  </office:meta>
</office:document-meta>
</file>